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73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78.16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value-type" style:repeat-content="false"/>
      <style:paragraph-properties fo:margin-left="0mm"/>
      <style:text-properties fo:font-size="12pt" style:font-size-asian="12pt" style:font-size-complex="12pt"/>
    </style:style>
    <style:style style:name="ce11" style:family="table-cell" style:parent-style-name="Default" style:data-style-name="N100">
      <style:text-properties fo:font-size="12pt" style:font-size-asian="12pt" style:font-size-complex="12pt"/>
    </style:style>
  </office:automatic-styles>
  <office:body>
    <office:spreadsheet>
      <table:table table:name="vol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CTION 1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mācron</text:p>
          </table:table-cell>
          <table:table-cell office:value-type="string" calcext:value-type="string">
            <text:p>altR+shift+3</text:p>
          </table:table-cell>
          <table:table-cell office:value-type="string" calcext:value-type="string">
            <text:p>altR+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brachia</text:p>
          </table:table-cell>
          <table:table-cell office:value-type="string" calcext:value-type="string">
            <text:p>altR+shift+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u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n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 not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mmediately, at on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tch sight of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an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fele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heres, d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inherit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o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yes, inde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fes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pen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p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s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rprise, catch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cul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in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ld, det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u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u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huc</text:p>
          </table:table-cell>
          <table:table-cell/>
          <table:table-cell office:value-type="string" calcext:value-type="string">
            <text:p>up to now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 ches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ni, ae, 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to mee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o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my par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pa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ippee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rc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by storm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, surprisin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happi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 pit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of no valu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o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noying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ish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d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ty, loo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ther, wor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vise, recomm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t sla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lu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o, a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lex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e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efore, take the l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v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itant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leat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ilo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n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c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bber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lu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ut i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l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d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r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as!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, turn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o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l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g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g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u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ur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rge int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ortu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r to piece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othe, cal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arming, pleasant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s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derat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kso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mo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 n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qu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ckedn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worth noth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isten, be in good conditi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as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er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u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, very wick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u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aw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ig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, bring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i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s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i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ike, simila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c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poil, stri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ear, flee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c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 difficul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rom where?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p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ips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a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rior</text:p>
          </table:table-cell>
          <table:table-cell/>
          <table:table-cell office:value-type="string" calcext:value-type="string">
            <text:p>rather drun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ior</text:p>
          </table:table-cell>
          <table:table-cell/>
          <table:table-cell office:value-type="string" calcext:value-type="string">
            <text:p>lo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rior</text:p>
          </table:table-cell>
          <table:table-cell/>
          <table:table-cell office:value-type="string" calcext:value-type="string">
            <text:p>black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i</text:p>
          </table:table-cell>
          <table:table-cell table:number-columns-repeated="2"/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nounce, proclaim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im</text:p>
          </table:table-cell>
          <table:table-cell/>
          <table:table-cell office:value-type="string" calcext:value-type="string">
            <text:p>once upon a time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is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ief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ell and tru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dic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sty, chasti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/>
          <table:table-cell office:value-type="string" calcext:value-type="string">
            <text:p>stock still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/>
          <table:table-cell office:value-type="string" calcext:value-type="string">
            <text:p>ev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umque</text:p>
          </table:table-cell>
          <table:table-cell/>
          <table:table-cell office:value-type="string" calcext:value-type="string">
            <text:p>on both sides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ep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ium, 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urisdiction, pow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urageously, bold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stra, o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cu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 agreemen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ving caught sight o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iae, a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nd ov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f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i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, at la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off, e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tes, 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 (+acc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, beyo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ercenes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h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av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courag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u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a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e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idi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xt da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yed to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forwar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e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bac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, themselv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sk, evening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feat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quer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m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 both sid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 off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ith 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rp, sm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atric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carr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w, stit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sa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tric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ften u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my p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on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ne, fille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do, mak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a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ceit, tri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ingress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dness, evi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st of 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l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e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r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on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quis</text:p>
          </table:table-cell>
          <table:table-cell/>
          <table:table-cell office:value-type="string" calcext:value-type="string">
            <text:p>someone or oth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no value, worthles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u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much, a great dea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ugn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st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since, whe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g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t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 hing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c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ak, groan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, which, wh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mp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favourable to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dimen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ndran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orders, comman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tus (+dat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 wi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rly in the morn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qui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in the w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u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bir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ttle, small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fore, ahea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bored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uptas, a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pleasu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4A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up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r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o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ake fre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enti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refully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eanwhil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se, a, u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,herself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dat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ing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from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s not...?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crebe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am, quaedam, quodd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pe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ep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ser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ulac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ise up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mp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l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lding door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4Ai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n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razen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r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uu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u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very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le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itas, a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dr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i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cri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scrib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ll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rica, a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m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tu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umentu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iness, job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i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ctity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igi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cred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gula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culiar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de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pparently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4Aii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u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ffir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ssert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i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rox, atroc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ocking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fir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i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imen, crim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o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ctus, a, um</text:p>
          </table:table-cell>
          <table:table-cell office:value-type="string" calcext:value-type="string">
            <text:p>adj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nocens, innocen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iltless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e, a, u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x, leg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istra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e official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n’t want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anti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p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cro, o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tes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cerdos, sacerdo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estess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crar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a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ate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 accustomed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picio, suspicio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spicion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d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emed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rgo, uirg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ou, you</text:p>
          </table:table-cell>
          <table:table-cell office:value-type="string" calcext:value-type="string">
            <text:p>4Aiii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4Ai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p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stigious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ctoritas, auctorita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iu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be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en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tcome, result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wait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s (indecl.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us, gene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ow in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crip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scribed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en, nom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ort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necessary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ectur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out to complete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first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t</text:p>
          </table:table-cell>
          <table:table-cell/>
          <table:table-cell office:value-type="string" calcext:value-type="string">
            <text:p>how many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d out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nu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cerdo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esthood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s, sor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t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aw lots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ffrag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so many</text:p>
          </table:table-cell>
          <table:table-cell office:value-type="string" calcext:value-type="string">
            <text:p>4Aiv</text:p>
          </table:table-cell>
          <table:table-cell table:number-columns-repeated="1020"/>
        </table:table-row>
        <table:table-row table:style-name="ro2" table:number-rows-repeated="1047854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l1_sorted" table:style-name="ta1">
        <table:table-column table:style-name="co1" table:default-cell-style-name="ce5"/>
        <table:table-column table:style-name="co2" table:default-cell-style-name="ce5"/>
        <table:table-column table:style-name="co6" table:default-cell-style-name="ce5"/>
        <table:table-column table:style-name="co4" table:number-columns-repeated="1021" table:default-cell-style-name="ce5"/>
        <table:table-row table:style-name="ro3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 off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t sla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ep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huc</text:p>
          </table:table-cell>
          <table:table-cell/>
          <table:table-cell office:value-type="string" calcext:value-type="string">
            <text:p>up to now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p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ips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lu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o, a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u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lex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non</text:p>
          </table:table-cell>
          <table:table-cell/>
          <table:table-cell office:value-type="string" calcext:value-type="string">
            <text:p>or not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e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efore, take the l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ium, 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urisdiction, pow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 ches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ith 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rp, sm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v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urageously, bold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itant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leat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ni, ae, a</text:p>
          </table:table-cell>
          <table:table-cell/>
          <table:table-cell office:value-type="string" calcext:value-type="string">
            <text:p>twi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ilo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n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c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bber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 hing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stra, o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atric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carr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mmediately, at on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cu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c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lu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ut i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to mee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 agreemen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ving caught sight o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tch sight of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a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l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w, stit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iae, a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ak, groan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, which, wh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nd ov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f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i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, at la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sa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d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off, e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tric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ften u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rior</text:p>
          </table:table-cell>
          <table:table-cell/>
          <table:table-cell office:value-type="string" calcext:value-type="string">
            <text:p>rather drun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o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r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as!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/>
          <table:table-cell office:value-type="string" calcext:value-type="string">
            <text:p>for my par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my p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tes, 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, turn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pa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ippee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o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l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an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fele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mp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rc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heres, d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inherit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on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ne, fille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by storm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o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 (+acc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, beyo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do, mak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a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ceit, tri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favourable to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ercenes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g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g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h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av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u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courag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/>
          <table:table-cell office:value-type="string" calcext:value-type="string">
            <text:p>yes, inde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dimen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ndran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orders, comman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ur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rge int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ortu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ingress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u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tus (+dat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 wi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r to piece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othe, cal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arming, pleasant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ior</text:p>
          </table:table-cell>
          <table:table-cell/>
          <table:table-cell office:value-type="string" calcext:value-type="string">
            <text:p>lo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dness, evi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rly in the morn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fes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pen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st of 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, surprisin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happi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 pit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l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s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derat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kso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mo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e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r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 n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on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qu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ckedn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quis</text:p>
          </table:table-cell>
          <table:table-cell/>
          <table:table-cell office:value-type="string" calcext:value-type="string">
            <text:p>someone or oth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rior</text:p>
          </table:table-cell>
          <table:table-cell/>
          <table:table-cell office:value-type="string" calcext:value-type="string">
            <text:p>black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no value, worthles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of no valu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worth noth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isten, be in good conditi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i</text:p>
          </table:table-cell>
          <table:table-cell table:number-columns-repeated="2"/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qui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nounce, proclaim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p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squam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in the w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as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o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noying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im</text:p>
          </table:table-cell>
          <table:table-cell/>
          <table:table-cell office:value-type="string" calcext:value-type="string">
            <text:p>once upon a time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rprise, catch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cul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u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bir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er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is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ief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ttle, small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a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u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ish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, very wick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u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much, a great dea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e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idi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xt da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fore, ahea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d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ty, loo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yed to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ell and tru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u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aw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ig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, bring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forwar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e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dic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sty, chasti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ugn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st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since, whe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bac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in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ld, det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i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s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, themselv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i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ike, simila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c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ther, wor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poil, stri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/>
          <table:table-cell office:value-type="string" calcext:value-type="string">
            <text:p>stock still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vise, recomm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u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bored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g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ear, flee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u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sk, evening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t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c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 difficul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/>
          <table:table-cell office:value-type="string" calcext:value-type="string">
            <text:p>ev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rom where?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uptas, a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pleasu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m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 both sid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umque</text:p>
          </table:table-cell>
          <table:table-cell/>
          <table:table-cell office:value-type="string" calcext:value-type="string">
            <text:p>on both sides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quer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feat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 table:number-rows-repeated="1047911">
          <table:table-cell table:number-columns-repeated="1024"/>
        </table:table-row>
        <table:table-row table:style-name="ro3" table:number-rows-repeated="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ol1.A367:vol1.C448">
          <table:sort>
            <table:sort-by table:field-number="0" table:data-type="automatic"/>
          </table:sort>
        </table:database-range>
        <table:database-range table:name="__Anonymous_Sheet_DB__1" table:target-range-address="vol1_sorted.A1:vol1_sorted.D5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10:22:21.171484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antas</meta:initial-creator>
    <meta:creation-date>2016-07-20T23:21:00.363374305</meta:creation-date>
    <meta:generator>LibreOffice/6.0.7.3$Linux_X86_64 LibreOffice_project/00m0$Build-3</meta:generator>
    <dc:date>2022-11-08T11:25:46.577899344</dc:date>
    <meta:editing-duration>P10DT15H33M22S</meta:editing-duration>
    <meta:editing-cycles>175</meta:editing-cycles>
    <dc:creator>Daniel Dantas</dc:creator>
    <meta:document-statistic meta:table-count="2" meta:cell-count="5065" meta:object-count="0"/>
  </office:meta>
</office:document-meta>
</file>